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ccadf2bf19ea825b2c3f364786149158" style:family="table-column">
      <style:table-column-properties fo:break-before="auto" style:use-optimal-column-width="false" style:column-width="6cm"/>
    </style:style>
    <style:style style:name="odsStyleTableColumn-962e2103fca4a948f9b70a188fdc50df" style:family="table-column">
      <style:table-column-properties fo:break-before="auto" style:use-optimal-column-width="false" style:column-width="5cm"/>
    </style:style>
    <style:style style:name="odsStyleTableColumn-4123fe14508a429430653b4c2c123855" style:family="table-column">
      <style:table-column-properties fo:break-before="auto" style:use-optimal-column-width="false" style:column-width="3cm"/>
    </style:style>
    <style:style style:name="odsStyleTableCell-aa5e91280d7471b5fc01b1b31d367363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424ef486203efd04a7141ef72f9ff10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5198f62bb911194902e557dba8f203e5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7913607c357e099fd1464311641df767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7c55bc9bd53fe583ec86086187fa534c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a9c35765f82bbc3326d8ba4f270b4ac3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ccadf2bf19ea825b2c3f364786149158" table:default-cell-style-name="Default"/>
        <table:table-column table:style-name="odsStyleTableColumn-962e2103fca4a948f9b70a188fdc50df" table:default-cell-style-name="Default"/>
        <table:table-column table:style-name="odsStyleTableColumn-4123fe14508a429430653b4c2c123855" table:default-cell-style-name="Default"/>
        <table:table-column table:style-name="odsStyleTableColumn-4123fe14508a429430653b4c2c123855" table:default-cell-style-name="Default"/>
        <table:table-column table:style-name="odsStyleTableColumn-4123fe14508a429430653b4c2c123855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aa5e91280d7471b5fc01b1b31d367363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424ef486203efd04a7141ef72f9ff104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424ef486203efd04a7141ef72f9ff104" table:number-columns-spanned="5" table:number-rows-spanned="1" office:value-type="string">
            <text:p>TABLA No. 68-24</text:p>
          </table:table-cell>
          <table:covered-table-cell table:number-columns-repeated="4"/>
        </table:table-row>
        <table:table-row table:style-name="ro1">
          <table:table-cell table:style-name="odsStyleTableCell-424ef486203efd04a7141ef72f9ff104" table:number-columns-spanned="5" table:number-rows-spanned="1" office:value-type="string">
            <text:p>TABLA DE COTIZACIONES DEL 10 DE ABRIL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424ef486203efd04a7141ef72f9ff104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5198f62bb911194902e557dba8f203e5" office:value-type="string">
            <text:p>PAIS</text:p>
          </table:table-cell>
          <table:table-cell table:style-name="odsStyleTableCell-5198f62bb911194902e557dba8f203e5" office:value-type="string">
            <text:p>UNIDAD MONETARIA</text:p>
          </table:table-cell>
          <table:table-cell table:style-name="odsStyleTableCell-5198f62bb911194902e557dba8f203e5" office:value-type="string">
            <text:p>MONEDA</text:p>
          </table:table-cell>
          <table:table-cell table:style-name="odsStyleTableCell-5198f62bb911194902e557dba8f203e5" office:value-type="string">
            <text:p>TIPO DE CAMBIO EN Bs POR UNIDAD DE MONEDA EXTRANJERA</text:p>
          </table:table-cell>
          <table:table-cell table:style-name="odsStyleTableCell-5198f62bb911194902e557dba8f203e5" office:value-type="string">
            <text:p>TIPO DE CAMBIO EN M.E.</text:p>
          </table:table-cell>
        </table:table-row>
        <table:table-row table:style-name="ro1">
          <table:table-cell table:style-name="odsStyleTableCell-7913607c357e099fd1464311641df767" office:value-type="string">
            <text:p>ESTADOS UNIDOS</text:p>
          </table:table-cell>
          <table:table-cell table:style-name="odsStyleTableCell-7913607c357e099fd1464311641df767" office:value-type="string">
            <text:p>DOLAR VENTA</text:p>
          </table:table-cell>
          <table:table-cell table:style-name="odsStyleTableCell-7913607c357e099fd1464311641df767" office:value-type="string">
            <text:p>USD.VENTA</text:p>
          </table:table-cell>
          <table:table-cell table:style-name="odsStyleTableCell-7c55bc9bd53fe583ec86086187fa534c" office:value-type="string">
            <text:p>6.96000</text:p>
          </table:table-cell>
          <table:table-cell table:style-name="odsStyleTableCell-7c55bc9bd53fe583ec86086187fa534c" office:value-type="string">
            <text:p/>
          </table:table-cell>
        </table:table-row>
        <table:table-row table:style-name="ro1">
          <table:table-cell table:style-name="odsStyleTableCell-7913607c357e099fd1464311641df767" office:value-type="string">
            <text:p>ESTADOS UNIDOS</text:p>
          </table:table-cell>
          <table:table-cell table:style-name="odsStyleTableCell-7913607c357e099fd1464311641df767" office:value-type="string">
            <text:p>DOLAR COMPRA</text:p>
          </table:table-cell>
          <table:table-cell table:style-name="odsStyleTableCell-7913607c357e099fd1464311641df767" office:value-type="string">
            <text:p>USD.COMPRA</text:p>
          </table:table-cell>
          <table:table-cell table:style-name="odsStyleTableCell-7c55bc9bd53fe583ec86086187fa534c" office:value-type="string">
            <text:p>6.86000</text:p>
          </table:table-cell>
          <table:table-cell table:style-name="odsStyleTableCell-7c55bc9bd53fe583ec86086187fa534c" office:value-type="string">
            <text:p/>
          </table:table-cell>
        </table:table-row>
        <table:table-row table:style-name="ro1">
          <table:table-cell table:style-name="odsStyleTableCell-7913607c357e099fd1464311641df767" office:value-type="string">
            <text:p>UNION EUROPEA</text:p>
          </table:table-cell>
          <table:table-cell table:style-name="odsStyleTableCell-7913607c357e099fd1464311641df767" office:value-type="string">
            <text:p>EURO</text:p>
          </table:table-cell>
          <table:table-cell table:style-name="odsStyleTableCell-7913607c357e099fd1464311641df767" office:value-type="string">
            <text:p>EUR</text:p>
          </table:table-cell>
          <table:table-cell table:style-name="odsStyleTableCell-7c55bc9bd53fe583ec86086187fa534c" office:value-type="string">
            <text:p>7.44923</text:p>
          </table:table-cell>
          <table:table-cell table:style-name="odsStyleTableCell-7c55bc9bd53fe583ec86086187fa534c" office:value-type="string">
            <text:p>0.92090</text:p>
          </table:table-cell>
        </table:table-row>
        <table:table-row table:style-name="ro1">
          <table:table-cell table:style-name="odsStyleTableCell-7913607c357e099fd1464311641df767" office:value-type="string">
            <text:p>JAPON</text:p>
          </table:table-cell>
          <table:table-cell table:style-name="odsStyleTableCell-7913607c357e099fd1464311641df767" office:value-type="string">
            <text:p>YEN</text:p>
          </table:table-cell>
          <table:table-cell table:style-name="odsStyleTableCell-7913607c357e099fd1464311641df767" office:value-type="string">
            <text:p>JPY</text:p>
          </table:table-cell>
          <table:table-cell table:style-name="odsStyleTableCell-7c55bc9bd53fe583ec86086187fa534c" office:value-type="string">
            <text:p>0.04520</text:p>
          </table:table-cell>
          <table:table-cell table:style-name="odsStyleTableCell-7c55bc9bd53fe583ec86086187fa534c" office:value-type="string">
            <text:p>151.76000</text:p>
          </table:table-cell>
        </table:table-row>
        <table:table-row table:style-name="ro1">
          <table:table-cell table:style-name="odsStyleTableCell-7913607c357e099fd1464311641df767" office:value-type="string">
            <text:p>ARABIA SAUDITA</text:p>
          </table:table-cell>
          <table:table-cell table:style-name="odsStyleTableCell-7913607c357e099fd1464311641df767" office:value-type="string">
            <text:p>RIYAL SAUDÍ</text:p>
          </table:table-cell>
          <table:table-cell table:style-name="odsStyleTableCell-7913607c357e099fd1464311641df767" office:value-type="string">
            <text:p>SAR</text:p>
          </table:table-cell>
          <table:table-cell table:style-name="odsStyleTableCell-7c55bc9bd53fe583ec86086187fa534c" office:value-type="string">
            <text:p>1.82875</text:p>
          </table:table-cell>
          <table:table-cell table:style-name="odsStyleTableCell-7c55bc9bd53fe583ec86086187fa534c" office:value-type="string">
            <text:p>3.75120</text:p>
          </table:table-cell>
        </table:table-row>
        <table:table-row table:style-name="ro1">
          <table:table-cell table:style-name="odsStyleTableCell-7913607c357e099fd1464311641df767" office:value-type="string">
            <text:p>ARGELIA</text:p>
          </table:table-cell>
          <table:table-cell table:style-name="odsStyleTableCell-7913607c357e099fd1464311641df767" office:value-type="string">
            <text:p>DINAR ARGELINO</text:p>
          </table:table-cell>
          <table:table-cell table:style-name="odsStyleTableCell-7913607c357e099fd1464311641df767" office:value-type="string">
            <text:p>DZD</text:p>
          </table:table-cell>
          <table:table-cell table:style-name="odsStyleTableCell-7c55bc9bd53fe583ec86086187fa534c" office:value-type="string">
            <text:p>0.05107</text:p>
          </table:table-cell>
          <table:table-cell table:style-name="odsStyleTableCell-7c55bc9bd53fe583ec86086187fa534c" office:value-type="string">
            <text:p>134.32550</text:p>
          </table:table-cell>
        </table:table-row>
        <table:table-row table:style-name="ro1">
          <table:table-cell table:style-name="odsStyleTableCell-7913607c357e099fd1464311641df767" office:value-type="string">
            <text:p>ARGENTINA</text:p>
          </table:table-cell>
          <table:table-cell table:style-name="odsStyleTableCell-7913607c357e099fd1464311641df767" office:value-type="string">
            <text:p>PESO</text:p>
          </table:table-cell>
          <table:table-cell table:style-name="odsStyleTableCell-7913607c357e099fd1464311641df767" office:value-type="string">
            <text:p>ARS</text:p>
          </table:table-cell>
          <table:table-cell table:style-name="odsStyleTableCell-7c55bc9bd53fe583ec86086187fa534c" office:value-type="string">
            <text:p>0.00793</text:p>
          </table:table-cell>
          <table:table-cell table:style-name="odsStyleTableCell-7c55bc9bd53fe583ec86086187fa534c" office:value-type="string">
            <text:p>864.66200</text:p>
          </table:table-cell>
        </table:table-row>
        <table:table-row table:style-name="ro1">
          <table:table-cell table:style-name="odsStyleTableCell-7913607c357e099fd1464311641df767" office:value-type="string">
            <text:p>AUSTRALIA</text:p>
          </table:table-cell>
          <table:table-cell table:style-name="odsStyleTableCell-7913607c357e099fd1464311641df767" office:value-type="string">
            <text:p>DÓLAR</text:p>
          </table:table-cell>
          <table:table-cell table:style-name="odsStyleTableCell-7913607c357e099fd1464311641df767" office:value-type="string">
            <text:p>AUD</text:p>
          </table:table-cell>
          <table:table-cell table:style-name="odsStyleTableCell-7c55bc9bd53fe583ec86086187fa534c" office:value-type="string">
            <text:p>4.54681</text:p>
          </table:table-cell>
          <table:table-cell table:style-name="odsStyleTableCell-7c55bc9bd53fe583ec86086187fa534c" office:value-type="string">
            <text:p>1.50875</text:p>
          </table:table-cell>
        </table:table-row>
        <table:table-row table:style-name="ro1">
          <table:table-cell table:style-name="odsStyleTableCell-7913607c357e099fd1464311641df767" office:value-type="string">
            <text:p>BRASIL</text:p>
          </table:table-cell>
          <table:table-cell table:style-name="odsStyleTableCell-7913607c357e099fd1464311641df767" office:value-type="string">
            <text:p>REAL</text:p>
          </table:table-cell>
          <table:table-cell table:style-name="odsStyleTableCell-7913607c357e099fd1464311641df767" office:value-type="string">
            <text:p>BRL</text:p>
          </table:table-cell>
          <table:table-cell table:style-name="odsStyleTableCell-7c55bc9bd53fe583ec86086187fa534c" office:value-type="string">
            <text:p>1.36945</text:p>
          </table:table-cell>
          <table:table-cell table:style-name="odsStyleTableCell-7c55bc9bd53fe583ec86086187fa534c" office:value-type="string">
            <text:p>5.00930</text:p>
          </table:table-cell>
        </table:table-row>
        <table:table-row table:style-name="ro1">
          <table:table-cell table:style-name="odsStyleTableCell-7913607c357e099fd1464311641df767" office:value-type="string">
            <text:p>CANADA</text:p>
          </table:table-cell>
          <table:table-cell table:style-name="odsStyleTableCell-7913607c357e099fd1464311641df767" office:value-type="string">
            <text:p>DÓLAR</text:p>
          </table:table-cell>
          <table:table-cell table:style-name="odsStyleTableCell-7913607c357e099fd1464311641df767" office:value-type="string">
            <text:p>CAD</text:p>
          </table:table-cell>
          <table:table-cell table:style-name="odsStyleTableCell-7c55bc9bd53fe583ec86086187fa534c" office:value-type="string">
            <text:p>5.05452</text:p>
          </table:table-cell>
          <table:table-cell table:style-name="odsStyleTableCell-7c55bc9bd53fe583ec86086187fa534c" office:value-type="string">
            <text:p>1.35720</text:p>
          </table:table-cell>
        </table:table-row>
        <table:table-row table:style-name="ro1">
          <table:table-cell table:style-name="odsStyleTableCell-7913607c357e099fd1464311641df767" office:value-type="string">
            <text:p>CHILE</text:p>
          </table:table-cell>
          <table:table-cell table:style-name="odsStyleTableCell-7913607c357e099fd1464311641df767" office:value-type="string">
            <text:p>PESO</text:p>
          </table:table-cell>
          <table:table-cell table:style-name="odsStyleTableCell-7913607c357e099fd1464311641df767" office:value-type="string">
            <text:p>CLP</text:p>
          </table:table-cell>
          <table:table-cell table:style-name="odsStyleTableCell-7c55bc9bd53fe583ec86086187fa534c" office:value-type="string">
            <text:p>0.00728</text:p>
          </table:table-cell>
          <table:table-cell table:style-name="odsStyleTableCell-7c55bc9bd53fe583ec86086187fa534c" office:value-type="string">
            <text:p>941.71000</text:p>
          </table:table-cell>
        </table:table-row>
        <table:table-row table:style-name="ro1">
          <table:table-cell table:style-name="odsStyleTableCell-7913607c357e099fd1464311641df767" office:value-type="string">
            <text:p>COLOMBIA</text:p>
          </table:table-cell>
          <table:table-cell table:style-name="odsStyleTableCell-7913607c357e099fd1464311641df767" office:value-type="string">
            <text:p>PESO</text:p>
          </table:table-cell>
          <table:table-cell table:style-name="odsStyleTableCell-7913607c357e099fd1464311641df767" office:value-type="string">
            <text:p>COP</text:p>
          </table:table-cell>
          <table:table-cell table:style-name="odsStyleTableCell-7c55bc9bd53fe583ec86086187fa534c" office:value-type="string">
            <text:p>0.00182</text:p>
          </table:table-cell>
          <table:table-cell table:style-name="odsStyleTableCell-7c55bc9bd53fe583ec86086187fa534c" office:value-type="string">
            <text:p>3,774.92000</text:p>
          </table:table-cell>
        </table:table-row>
        <table:table-row table:style-name="ro1">
          <table:table-cell table:style-name="odsStyleTableCell-7913607c357e099fd1464311641df767" office:value-type="string">
            <text:p>COREA DEL SUR</text:p>
          </table:table-cell>
          <table:table-cell table:style-name="odsStyleTableCell-7913607c357e099fd1464311641df767" office:value-type="string">
            <text:p>WON</text:p>
          </table:table-cell>
          <table:table-cell table:style-name="odsStyleTableCell-7913607c357e099fd1464311641df767" office:value-type="string">
            <text:p>KRW</text:p>
          </table:table-cell>
          <table:table-cell table:style-name="odsStyleTableCell-7c55bc9bd53fe583ec86086187fa534c" office:value-type="string">
            <text:p>0.00506</text:p>
          </table:table-cell>
          <table:table-cell table:style-name="odsStyleTableCell-7c55bc9bd53fe583ec86086187fa534c" office:value-type="string">
            <text:p>1,354.85000</text:p>
          </table:table-cell>
        </table:table-row>
        <table:table-row table:style-name="ro1">
          <table:table-cell table:style-name="odsStyleTableCell-7913607c357e099fd1464311641df767" office:value-type="string">
            <text:p>COSTA RICA</text:p>
          </table:table-cell>
          <table:table-cell table:style-name="odsStyleTableCell-7913607c357e099fd1464311641df767" office:value-type="string">
            <text:p>COLON COSTARRICENSE</text:p>
          </table:table-cell>
          <table:table-cell table:style-name="odsStyleTableCell-7913607c357e099fd1464311641df767" office:value-type="string">
            <text:p>CRC</text:p>
          </table:table-cell>
          <table:table-cell table:style-name="odsStyleTableCell-7c55bc9bd53fe583ec86086187fa534c" office:value-type="string">
            <text:p>0.01355</text:p>
          </table:table-cell>
          <table:table-cell table:style-name="odsStyleTableCell-7c55bc9bd53fe583ec86086187fa534c" office:value-type="string">
            <text:p>506.31000</text:p>
          </table:table-cell>
        </table:table-row>
        <table:table-row table:style-name="ro1">
          <table:table-cell table:style-name="odsStyleTableCell-7913607c357e099fd1464311641df767" office:value-type="string">
            <text:p>REPUBLICA CHECA</text:p>
          </table:table-cell>
          <table:table-cell table:style-name="odsStyleTableCell-7913607c357e099fd1464311641df767" office:value-type="string">
            <text:p>CORONA CHECA</text:p>
          </table:table-cell>
          <table:table-cell table:style-name="odsStyleTableCell-7913607c357e099fd1464311641df767" office:value-type="string">
            <text:p>CZK</text:p>
          </table:table-cell>
          <table:table-cell table:style-name="odsStyleTableCell-7c55bc9bd53fe583ec86086187fa534c" office:value-type="string">
            <text:p>0.29311</text:p>
          </table:table-cell>
          <table:table-cell table:style-name="odsStyleTableCell-7c55bc9bd53fe583ec86086187fa534c" office:value-type="string">
            <text:p>23.40450</text:p>
          </table:table-cell>
        </table:table-row>
        <table:table-row table:style-name="ro1">
          <table:table-cell table:style-name="odsStyleTableCell-7913607c357e099fd1464311641df767" office:value-type="string">
            <text:p>DINAMARCA</text:p>
          </table:table-cell>
          <table:table-cell table:style-name="odsStyleTableCell-7913607c357e099fd1464311641df767" office:value-type="string">
            <text:p>CORONA</text:p>
          </table:table-cell>
          <table:table-cell table:style-name="odsStyleTableCell-7913607c357e099fd1464311641df767" office:value-type="string">
            <text:p>DKK</text:p>
          </table:table-cell>
          <table:table-cell table:style-name="odsStyleTableCell-7c55bc9bd53fe583ec86086187fa534c" office:value-type="string">
            <text:p>0.99870</text:p>
          </table:table-cell>
          <table:table-cell table:style-name="odsStyleTableCell-7c55bc9bd53fe583ec86086187fa534c" office:value-type="string">
            <text:p>6.86890</text:p>
          </table:table-cell>
        </table:table-row>
        <table:table-row table:style-name="ro1">
          <table:table-cell table:style-name="odsStyleTableCell-7913607c357e099fd1464311641df767" office:value-type="string">
            <text:p>ECUADOR</text:p>
          </table:table-cell>
          <table:table-cell table:style-name="odsStyleTableCell-7913607c357e099fd1464311641df767" office:value-type="string">
            <text:p>DÓLAR</text:p>
          </table:table-cell>
          <table:table-cell table:style-name="odsStyleTableCell-7913607c357e099fd1464311641df767" office:value-type="string">
            <text:p>USD</text:p>
          </table:table-cell>
          <table:table-cell table:style-name="odsStyleTableCell-7c55bc9bd53fe583ec86086187fa534c" office:value-type="string">
            <text:p>6.86000</text:p>
          </table:table-cell>
          <table:table-cell table:style-name="odsStyleTableCell-7c55bc9bd53fe583ec86086187fa534c" office:value-type="string">
            <text:p>1.00000</text:p>
          </table:table-cell>
        </table:table-row>
        <table:table-row table:style-name="ro1">
          <table:table-cell table:style-name="odsStyleTableCell-7913607c357e099fd1464311641df767" office:value-type="string">
            <text:p>EMIRATOS ARABES</text:p>
          </table:table-cell>
          <table:table-cell table:style-name="odsStyleTableCell-7913607c357e099fd1464311641df767" office:value-type="string">
            <text:p>DIRHAM</text:p>
          </table:table-cell>
          <table:table-cell table:style-name="odsStyleTableCell-7913607c357e099fd1464311641df767" office:value-type="string">
            <text:p>AED</text:p>
          </table:table-cell>
          <table:table-cell table:style-name="odsStyleTableCell-7c55bc9bd53fe583ec86086187fa534c" office:value-type="string">
            <text:p>1.86794</text:p>
          </table:table-cell>
          <table:table-cell table:style-name="odsStyleTableCell-7c55bc9bd53fe583ec86086187fa534c" office:value-type="string">
            <text:p>3.67250</text:p>
          </table:table-cell>
        </table:table-row>
        <table:table-row table:style-name="ro1">
          <table:table-cell table:style-name="odsStyleTableCell-7913607c357e099fd1464311641df767" office:value-type="string">
            <text:p>FILIPINAS</text:p>
          </table:table-cell>
          <table:table-cell table:style-name="odsStyleTableCell-7913607c357e099fd1464311641df767" office:value-type="string">
            <text:p>PESO FILIPINO</text:p>
          </table:table-cell>
          <table:table-cell table:style-name="odsStyleTableCell-7913607c357e099fd1464311641df767" office:value-type="string">
            <text:p>PHP</text:p>
          </table:table-cell>
          <table:table-cell table:style-name="odsStyleTableCell-7c55bc9bd53fe583ec86086187fa534c" office:value-type="string">
            <text:p>0.12143</text:p>
          </table:table-cell>
          <table:table-cell table:style-name="odsStyleTableCell-7c55bc9bd53fe583ec86086187fa534c" office:value-type="string">
            <text:p>56.49200</text:p>
          </table:table-cell>
        </table:table-row>
        <table:table-row table:style-name="ro1">
          <table:table-cell table:style-name="odsStyleTableCell-7913607c357e099fd1464311641df767" office:value-type="string">
            <text:p>HAITÍ</text:p>
          </table:table-cell>
          <table:table-cell table:style-name="odsStyleTableCell-7913607c357e099fd1464311641df767" office:value-type="string">
            <text:p>GOURDE</text:p>
          </table:table-cell>
          <table:table-cell table:style-name="odsStyleTableCell-7913607c357e099fd1464311641df767" office:value-type="string">
            <text:p>HTG</text:p>
          </table:table-cell>
          <table:table-cell table:style-name="odsStyleTableCell-7c55bc9bd53fe583ec86086187fa534c" office:value-type="string">
            <text:p>0.05179</text:p>
          </table:table-cell>
          <table:table-cell table:style-name="odsStyleTableCell-7c55bc9bd53fe583ec86086187fa534c" office:value-type="string">
            <text:p>132.45650</text:p>
          </table:table-cell>
        </table:table-row>
        <table:table-row table:style-name="ro1">
          <table:table-cell table:style-name="odsStyleTableCell-7913607c357e099fd1464311641df767" office:value-type="string">
            <text:p>HONG KONG</text:p>
          </table:table-cell>
          <table:table-cell table:style-name="odsStyleTableCell-7913607c357e099fd1464311641df767" office:value-type="string">
            <text:p>DÓLAR</text:p>
          </table:table-cell>
          <table:table-cell table:style-name="odsStyleTableCell-7913607c357e099fd1464311641df767" office:value-type="string">
            <text:p>HKD</text:p>
          </table:table-cell>
          <table:table-cell table:style-name="odsStyleTableCell-7c55bc9bd53fe583ec86086187fa534c" office:value-type="string">
            <text:p>0.87602</text:p>
          </table:table-cell>
          <table:table-cell table:style-name="odsStyleTableCell-7c55bc9bd53fe583ec86086187fa534c" office:value-type="string">
            <text:p>7.83090</text:p>
          </table:table-cell>
        </table:table-row>
        <table:table-row table:style-name="ro1">
          <table:table-cell table:style-name="odsStyleTableCell-7913607c357e099fd1464311641df767" office:value-type="string">
            <text:p>INDIA</text:p>
          </table:table-cell>
          <table:table-cell table:style-name="odsStyleTableCell-7913607c357e099fd1464311641df767" office:value-type="string">
            <text:p>RUPIA</text:p>
          </table:table-cell>
          <table:table-cell table:style-name="odsStyleTableCell-7913607c357e099fd1464311641df767" office:value-type="string">
            <text:p>INR</text:p>
          </table:table-cell>
          <table:table-cell table:style-name="odsStyleTableCell-7c55bc9bd53fe583ec86086187fa534c" office:value-type="string">
            <text:p>0.08234</text:p>
          </table:table-cell>
          <table:table-cell table:style-name="odsStyleTableCell-7c55bc9bd53fe583ec86086187fa534c" office:value-type="string">
            <text:p>83.31500</text:p>
          </table:table-cell>
        </table:table-row>
        <table:table-row table:style-name="ro1">
          <table:table-cell table:style-name="odsStyleTableCell-7913607c357e099fd1464311641df767" office:value-type="string">
            <text:p>INDONESIA</text:p>
          </table:table-cell>
          <table:table-cell table:style-name="odsStyleTableCell-7913607c357e099fd1464311641df767" office:value-type="string">
            <text:p>RUPIA INDONESIA</text:p>
          </table:table-cell>
          <table:table-cell table:style-name="odsStyleTableCell-7913607c357e099fd1464311641df767" office:value-type="string">
            <text:p>IDR</text:p>
          </table:table-cell>
          <table:table-cell table:style-name="odsStyleTableCell-7c55bc9bd53fe583ec86086187fa534c" office:value-type="string">
            <text:p>0.00043</text:p>
          </table:table-cell>
          <table:table-cell table:style-name="odsStyleTableCell-7c55bc9bd53fe583ec86086187fa534c" office:value-type="string">
            <text:p>15,845.00000</text:p>
          </table:table-cell>
        </table:table-row>
        <table:table-row table:style-name="ro1">
          <table:table-cell table:style-name="odsStyleTableCell-7913607c357e099fd1464311641df767" office:value-type="string">
            <text:p>ISRAEL</text:p>
          </table:table-cell>
          <table:table-cell table:style-name="odsStyleTableCell-7913607c357e099fd1464311641df767" office:value-type="string">
            <text:p>NUEVO SÉQUEL</text:p>
          </table:table-cell>
          <table:table-cell table:style-name="odsStyleTableCell-7913607c357e099fd1464311641df767" office:value-type="string">
            <text:p>ILS</text:p>
          </table:table-cell>
          <table:table-cell table:style-name="odsStyleTableCell-7c55bc9bd53fe583ec86086187fa534c" office:value-type="string">
            <text:p>1.85440</text:p>
          </table:table-cell>
          <table:table-cell table:style-name="odsStyleTableCell-7c55bc9bd53fe583ec86086187fa534c" office:value-type="string">
            <text:p>3.69930</text:p>
          </table:table-cell>
        </table:table-row>
        <table:table-row table:style-name="ro1">
          <table:table-cell table:style-name="odsStyleTableCell-7913607c357e099fd1464311641df767" office:value-type="string">
            <text:p>MALASIA</text:p>
          </table:table-cell>
          <table:table-cell table:style-name="odsStyleTableCell-7913607c357e099fd1464311641df767" office:value-type="string">
            <text:p>RINGGIT MALAYO</text:p>
          </table:table-cell>
          <table:table-cell table:style-name="odsStyleTableCell-7913607c357e099fd1464311641df767" office:value-type="string">
            <text:p>MYR</text:p>
          </table:table-cell>
          <table:table-cell table:style-name="odsStyleTableCell-7c55bc9bd53fe583ec86086187fa534c" office:value-type="string">
            <text:p>1.44488</text:p>
          </table:table-cell>
          <table:table-cell table:style-name="odsStyleTableCell-7c55bc9bd53fe583ec86086187fa534c" office:value-type="string">
            <text:p>4.74780</text:p>
          </table:table-cell>
        </table:table-row>
        <table:table-row table:style-name="ro1">
          <table:table-cell table:style-name="odsStyleTableCell-7913607c357e099fd1464311641df767" office:value-type="string">
            <text:p>MEXICO</text:p>
          </table:table-cell>
          <table:table-cell table:style-name="odsStyleTableCell-7913607c357e099fd1464311641df767" office:value-type="string">
            <text:p>PESO</text:p>
          </table:table-cell>
          <table:table-cell table:style-name="odsStyleTableCell-7913607c357e099fd1464311641df767" office:value-type="string">
            <text:p>MXN</text:p>
          </table:table-cell>
          <table:table-cell table:style-name="odsStyleTableCell-7c55bc9bd53fe583ec86086187fa534c" office:value-type="string">
            <text:p>0.41871</text:p>
          </table:table-cell>
          <table:table-cell table:style-name="odsStyleTableCell-7c55bc9bd53fe583ec86086187fa534c" office:value-type="string">
            <text:p>16.38370</text:p>
          </table:table-cell>
        </table:table-row>
        <table:table-row table:style-name="ro1">
          <table:table-cell table:style-name="odsStyleTableCell-7913607c357e099fd1464311641df767" office:value-type="string">
            <text:p>NORUEGA</text:p>
          </table:table-cell>
          <table:table-cell table:style-name="odsStyleTableCell-7913607c357e099fd1464311641df767" office:value-type="string">
            <text:p>CORONA</text:p>
          </table:table-cell>
          <table:table-cell table:style-name="odsStyleTableCell-7913607c357e099fd1464311641df767" office:value-type="string">
            <text:p>NOK</text:p>
          </table:table-cell>
          <table:table-cell table:style-name="odsStyleTableCell-7c55bc9bd53fe583ec86086187fa534c" office:value-type="string">
            <text:p>0.64239</text:p>
          </table:table-cell>
          <table:table-cell table:style-name="odsStyleTableCell-7c55bc9bd53fe583ec86086187fa534c" office:value-type="string">
            <text:p>10.67880</text:p>
          </table:table-cell>
        </table:table-row>
        <table:table-row table:style-name="ro1">
          <table:table-cell table:style-name="odsStyleTableCell-7913607c357e099fd1464311641df767" office:value-type="string">
            <text:p>PANAMÁ</text:p>
          </table:table-cell>
          <table:table-cell table:style-name="odsStyleTableCell-7913607c357e099fd1464311641df767" office:value-type="string">
            <text:p>BALBOA</text:p>
          </table:table-cell>
          <table:table-cell table:style-name="odsStyleTableCell-7913607c357e099fd1464311641df767" office:value-type="string">
            <text:p>PAB</text:p>
          </table:table-cell>
          <table:table-cell table:style-name="odsStyleTableCell-7c55bc9bd53fe583ec86086187fa534c" office:value-type="string">
            <text:p>6.86000</text:p>
          </table:table-cell>
          <table:table-cell table:style-name="odsStyleTableCell-7c55bc9bd53fe583ec86086187fa534c" office:value-type="string">
            <text:p>1.00000</text:p>
          </table:table-cell>
        </table:table-row>
        <table:table-row table:style-name="ro1">
          <table:table-cell table:style-name="odsStyleTableCell-7913607c357e099fd1464311641df767" office:value-type="string">
            <text:p>PARAGUAY</text:p>
          </table:table-cell>
          <table:table-cell table:style-name="odsStyleTableCell-7913607c357e099fd1464311641df767" office:value-type="string">
            <text:p>GUARANI</text:p>
          </table:table-cell>
          <table:table-cell table:style-name="odsStyleTableCell-7913607c357e099fd1464311641df767" office:value-type="string">
            <text:p>PYG</text:p>
          </table:table-cell>
          <table:table-cell table:style-name="odsStyleTableCell-7c55bc9bd53fe583ec86086187fa534c" office:value-type="string">
            <text:p>0.00093</text:p>
          </table:table-cell>
          <table:table-cell table:style-name="odsStyleTableCell-7c55bc9bd53fe583ec86086187fa534c" office:value-type="string">
            <text:p>7,378.60000</text:p>
          </table:table-cell>
        </table:table-row>
        <table:table-row table:style-name="ro1">
          <table:table-cell table:style-name="odsStyleTableCell-7913607c357e099fd1464311641df767" office:value-type="string">
            <text:p>PERU</text:p>
          </table:table-cell>
          <table:table-cell table:style-name="odsStyleTableCell-7913607c357e099fd1464311641df767" office:value-type="string">
            <text:p>NUEVO SOL</text:p>
          </table:table-cell>
          <table:table-cell table:style-name="odsStyleTableCell-7913607c357e099fd1464311641df767" office:value-type="string">
            <text:p>PEN</text:p>
          </table:table-cell>
          <table:table-cell table:style-name="odsStyleTableCell-7c55bc9bd53fe583ec86086187fa534c" office:value-type="string">
            <text:p>1.85827</text:p>
          </table:table-cell>
          <table:table-cell table:style-name="odsStyleTableCell-7c55bc9bd53fe583ec86086187fa534c" office:value-type="string">
            <text:p>3.69160</text:p>
          </table:table-cell>
        </table:table-row>
        <table:table-row table:style-name="ro1">
          <table:table-cell table:style-name="odsStyleTableCell-7913607c357e099fd1464311641df767" office:value-type="string">
            <text:p>REINO UNIDO</text:p>
          </table:table-cell>
          <table:table-cell table:style-name="odsStyleTableCell-7913607c357e099fd1464311641df767" office:value-type="string">
            <text:p>LIBRA</text:p>
          </table:table-cell>
          <table:table-cell table:style-name="odsStyleTableCell-7913607c357e099fd1464311641df767" office:value-type="string">
            <text:p>GBP</text:p>
          </table:table-cell>
          <table:table-cell table:style-name="odsStyleTableCell-7c55bc9bd53fe583ec86086187fa534c" office:value-type="string">
            <text:p>8.69642</text:p>
          </table:table-cell>
          <table:table-cell table:style-name="odsStyleTableCell-7c55bc9bd53fe583ec86086187fa534c" office:value-type="string">
            <text:p>0.78883</text:p>
          </table:table-cell>
        </table:table-row>
        <table:table-row table:style-name="ro1">
          <table:table-cell table:style-name="odsStyleTableCell-7913607c357e099fd1464311641df767" office:value-type="string">
            <text:p>REPÚBLICA DOMINICANA</text:p>
          </table:table-cell>
          <table:table-cell table:style-name="odsStyleTableCell-7913607c357e099fd1464311641df767" office:value-type="string">
            <text:p>PESO DOMINICANO</text:p>
          </table:table-cell>
          <table:table-cell table:style-name="odsStyleTableCell-7913607c357e099fd1464311641df767" office:value-type="string">
            <text:p>DOP</text:p>
          </table:table-cell>
          <table:table-cell table:style-name="odsStyleTableCell-7c55bc9bd53fe583ec86086187fa534c" office:value-type="string">
            <text:p>0.11591</text:p>
          </table:table-cell>
          <table:table-cell table:style-name="odsStyleTableCell-7c55bc9bd53fe583ec86086187fa534c" office:value-type="string">
            <text:p>59.18300</text:p>
          </table:table-cell>
        </table:table-row>
        <table:table-row table:style-name="ro1">
          <table:table-cell table:style-name="odsStyleTableCell-7913607c357e099fd1464311641df767" office:value-type="string">
            <text:p>REP.POPULAR CHINA</text:p>
          </table:table-cell>
          <table:table-cell table:style-name="odsStyleTableCell-7913607c357e099fd1464311641df767" office:value-type="string">
            <text:p>YUAN RENMINBI OFFSHORE</text:p>
          </table:table-cell>
          <table:table-cell table:style-name="odsStyleTableCell-7913607c357e099fd1464311641df767" office:value-type="string">
            <text:p>CNH</text:p>
          </table:table-cell>
          <table:table-cell table:style-name="odsStyleTableCell-7c55bc9bd53fe583ec86086187fa534c" office:value-type="string">
            <text:p>0.94778</text:p>
          </table:table-cell>
          <table:table-cell table:style-name="odsStyleTableCell-7c55bc9bd53fe583ec86086187fa534c" office:value-type="string">
            <text:p>7.23800</text:p>
          </table:table-cell>
        </table:table-row>
        <table:table-row table:style-name="ro1">
          <table:table-cell table:style-name="odsStyleTableCell-7913607c357e099fd1464311641df767" office:value-type="string">
            <text:p>RUSIA</text:p>
          </table:table-cell>
          <table:table-cell table:style-name="odsStyleTableCell-7913607c357e099fd1464311641df767" office:value-type="string">
            <text:p>RUBLO RUSO</text:p>
          </table:table-cell>
          <table:table-cell table:style-name="odsStyleTableCell-7913607c357e099fd1464311641df767" office:value-type="string">
            <text:p>RUB</text:p>
          </table:table-cell>
          <table:table-cell table:style-name="odsStyleTableCell-7c55bc9bd53fe583ec86086187fa534c" office:value-type="string">
            <text:p>0.07384</text:p>
          </table:table-cell>
          <table:table-cell table:style-name="odsStyleTableCell-7c55bc9bd53fe583ec86086187fa534c" office:value-type="string">
            <text:p>92.90000</text:p>
          </table:table-cell>
        </table:table-row>
        <table:table-row table:style-name="ro1">
          <table:table-cell table:style-name="odsStyleTableCell-7913607c357e099fd1464311641df767" office:value-type="string">
            <text:p>SINGAPUR</text:p>
          </table:table-cell>
          <table:table-cell table:style-name="odsStyleTableCell-7913607c357e099fd1464311641df767" office:value-type="string">
            <text:p>DÓLAR</text:p>
          </table:table-cell>
          <table:table-cell table:style-name="odsStyleTableCell-7913607c357e099fd1464311641df767" office:value-type="string">
            <text:p>SGD</text:p>
          </table:table-cell>
          <table:table-cell table:style-name="odsStyleTableCell-7c55bc9bd53fe583ec86086187fa534c" office:value-type="string">
            <text:p>5.09999</text:p>
          </table:table-cell>
          <table:table-cell table:style-name="odsStyleTableCell-7c55bc9bd53fe583ec86086187fa534c" office:value-type="string">
            <text:p>1.34510</text:p>
          </table:table-cell>
        </table:table-row>
        <table:table-row table:style-name="ro1">
          <table:table-cell table:style-name="odsStyleTableCell-7913607c357e099fd1464311641df767" office:value-type="string">
            <text:p>SUDÁFRICA</text:p>
          </table:table-cell>
          <table:table-cell table:style-name="odsStyleTableCell-7913607c357e099fd1464311641df767" office:value-type="string">
            <text:p>RAND</text:p>
          </table:table-cell>
          <table:table-cell table:style-name="odsStyleTableCell-7913607c357e099fd1464311641df767" office:value-type="string">
            <text:p>ZAR</text:p>
          </table:table-cell>
          <table:table-cell table:style-name="odsStyleTableCell-7c55bc9bd53fe583ec86086187fa534c" office:value-type="string">
            <text:p>0.37117</text:p>
          </table:table-cell>
          <table:table-cell table:style-name="odsStyleTableCell-7c55bc9bd53fe583ec86086187fa534c" office:value-type="string">
            <text:p>18.48230</text:p>
          </table:table-cell>
        </table:table-row>
        <table:table-row table:style-name="ro1">
          <table:table-cell table:style-name="odsStyleTableCell-7913607c357e099fd1464311641df767" office:value-type="string">
            <text:p>SUECIA</text:p>
          </table:table-cell>
          <table:table-cell table:style-name="odsStyleTableCell-7913607c357e099fd1464311641df767" office:value-type="string">
            <text:p>CORONA</text:p>
          </table:table-cell>
          <table:table-cell table:style-name="odsStyleTableCell-7913607c357e099fd1464311641df767" office:value-type="string">
            <text:p>SEK</text:p>
          </table:table-cell>
          <table:table-cell table:style-name="odsStyleTableCell-7c55bc9bd53fe583ec86086187fa534c" office:value-type="string">
            <text:p>0.65014</text:p>
          </table:table-cell>
          <table:table-cell table:style-name="odsStyleTableCell-7c55bc9bd53fe583ec86086187fa534c" office:value-type="string">
            <text:p>10.55150</text:p>
          </table:table-cell>
        </table:table-row>
        <table:table-row table:style-name="ro1">
          <table:table-cell table:style-name="odsStyleTableCell-7913607c357e099fd1464311641df767" office:value-type="string">
            <text:p>SUIZA</text:p>
          </table:table-cell>
          <table:table-cell table:style-name="odsStyleTableCell-7913607c357e099fd1464311641df767" office:value-type="string">
            <text:p>FRANCO</text:p>
          </table:table-cell>
          <table:table-cell table:style-name="odsStyleTableCell-7913607c357e099fd1464311641df767" office:value-type="string">
            <text:p>CHF</text:p>
          </table:table-cell>
          <table:table-cell table:style-name="odsStyleTableCell-7c55bc9bd53fe583ec86086187fa534c" office:value-type="string">
            <text:p>7.59354</text:p>
          </table:table-cell>
          <table:table-cell table:style-name="odsStyleTableCell-7c55bc9bd53fe583ec86086187fa534c" office:value-type="string">
            <text:p>0.90340</text:p>
          </table:table-cell>
        </table:table-row>
        <table:table-row table:style-name="ro1">
          <table:table-cell table:style-name="odsStyleTableCell-7913607c357e099fd1464311641df767" office:value-type="string">
            <text:p>TAILANDIA</text:p>
          </table:table-cell>
          <table:table-cell table:style-name="odsStyleTableCell-7913607c357e099fd1464311641df767" office:value-type="string">
            <text:p>THAI BAHT</text:p>
          </table:table-cell>
          <table:table-cell table:style-name="odsStyleTableCell-7913607c357e099fd1464311641df767" office:value-type="string">
            <text:p>THB</text:p>
          </table:table-cell>
          <table:table-cell table:style-name="odsStyleTableCell-7c55bc9bd53fe583ec86086187fa534c" office:value-type="string">
            <text:p>0.18888</text:p>
          </table:table-cell>
          <table:table-cell table:style-name="odsStyleTableCell-7c55bc9bd53fe583ec86086187fa534c" office:value-type="string">
            <text:p>36.32000</text:p>
          </table:table-cell>
        </table:table-row>
        <table:table-row table:style-name="ro1">
          <table:table-cell table:style-name="odsStyleTableCell-7913607c357e099fd1464311641df767" office:value-type="string">
            <text:p>TAIWAN</text:p>
          </table:table-cell>
          <table:table-cell table:style-name="odsStyleTableCell-7913607c357e099fd1464311641df767" office:value-type="string">
            <text:p>DÓLAR</text:p>
          </table:table-cell>
          <table:table-cell table:style-name="odsStyleTableCell-7913607c357e099fd1464311641df767" office:value-type="string">
            <text:p>TWD</text:p>
          </table:table-cell>
          <table:table-cell table:style-name="odsStyleTableCell-7c55bc9bd53fe583ec86086187fa534c" office:value-type="string">
            <text:p>0.21367</text:p>
          </table:table-cell>
          <table:table-cell table:style-name="odsStyleTableCell-7c55bc9bd53fe583ec86086187fa534c" office:value-type="string">
            <text:p>32.10500</text:p>
          </table:table-cell>
        </table:table-row>
        <table:table-row table:style-name="ro1">
          <table:table-cell table:style-name="odsStyleTableCell-7913607c357e099fd1464311641df767" office:value-type="string">
            <text:p>TÚNEZ</text:p>
          </table:table-cell>
          <table:table-cell table:style-name="odsStyleTableCell-7913607c357e099fd1464311641df767" office:value-type="string">
            <text:p>DINAR TUNECINO</text:p>
          </table:table-cell>
          <table:table-cell table:style-name="odsStyleTableCell-7913607c357e099fd1464311641df767" office:value-type="string">
            <text:p>TND</text:p>
          </table:table-cell>
          <table:table-cell table:style-name="odsStyleTableCell-7c55bc9bd53fe583ec86086187fa534c" office:value-type="string">
            <text:p>2.20274</text:p>
          </table:table-cell>
          <table:table-cell table:style-name="odsStyleTableCell-7c55bc9bd53fe583ec86086187fa534c" office:value-type="string">
            <text:p>3.11430</text:p>
          </table:table-cell>
        </table:table-row>
        <table:table-row table:style-name="ro1">
          <table:table-cell table:style-name="odsStyleTableCell-7913607c357e099fd1464311641df767" office:value-type="string">
            <text:p>TURQUÍA</text:p>
          </table:table-cell>
          <table:table-cell table:style-name="odsStyleTableCell-7913607c357e099fd1464311641df767" office:value-type="string">
            <text:p>LIRA TURCA</text:p>
          </table:table-cell>
          <table:table-cell table:style-name="odsStyleTableCell-7913607c357e099fd1464311641df767" office:value-type="string">
            <text:p>TRY</text:p>
          </table:table-cell>
          <table:table-cell table:style-name="odsStyleTableCell-7c55bc9bd53fe583ec86086187fa534c" office:value-type="string">
            <text:p>0.21272</text:p>
          </table:table-cell>
          <table:table-cell table:style-name="odsStyleTableCell-7c55bc9bd53fe583ec86086187fa534c" office:value-type="string">
            <text:p>32.24910</text:p>
          </table:table-cell>
        </table:table-row>
        <table:table-row table:style-name="ro1">
          <table:table-cell table:style-name="odsStyleTableCell-7913607c357e099fd1464311641df767" office:value-type="string">
            <text:p>URUGUAY</text:p>
          </table:table-cell>
          <table:table-cell table:style-name="odsStyleTableCell-7913607c357e099fd1464311641df767" office:value-type="string">
            <text:p>PESO</text:p>
          </table:table-cell>
          <table:table-cell table:style-name="odsStyleTableCell-7913607c357e099fd1464311641df767" office:value-type="string">
            <text:p>UYU</text:p>
          </table:table-cell>
          <table:table-cell table:style-name="odsStyleTableCell-7c55bc9bd53fe583ec86086187fa534c" office:value-type="string">
            <text:p>0.17753</text:p>
          </table:table-cell>
          <table:table-cell table:style-name="odsStyleTableCell-7c55bc9bd53fe583ec86086187fa534c" office:value-type="string">
            <text:p>38.64030</text:p>
          </table:table-cell>
        </table:table-row>
        <table:table-row table:style-name="ro1">
          <table:table-cell table:style-name="odsStyleTableCell-7913607c357e099fd1464311641df767" office:value-type="string">
            <text:p>VENEZUELA</text:p>
          </table:table-cell>
          <table:table-cell table:style-name="odsStyleTableCell-7913607c357e099fd1464311641df767" office:value-type="string">
            <text:p>BOLIVAR DIGITAL</text:p>
          </table:table-cell>
          <table:table-cell table:style-name="odsStyleTableCell-7913607c357e099fd1464311641df767" office:value-type="string">
            <text:p>VES</text:p>
          </table:table-cell>
          <table:table-cell table:style-name="odsStyleTableCell-7c55bc9bd53fe583ec86086187fa534c" office:value-type="string">
            <text:p>0.18943</text:p>
          </table:table-cell>
          <table:table-cell table:style-name="odsStyleTableCell-7c55bc9bd53fe583ec86086187fa534c" office:value-type="string">
            <text:p>36.21440</text:p>
          </table:table-cell>
        </table:table-row>
        <table:table-row table:style-name="ro1">
          <table:table-cell table:style-name="odsStyleTableCell-7913607c357e099fd1464311641df767" office:value-type="string">
            <text:p>VIETNAM</text:p>
          </table:table-cell>
          <table:table-cell table:style-name="odsStyleTableCell-7913607c357e099fd1464311641df767" office:value-type="string">
            <text:p>DONG</text:p>
          </table:table-cell>
          <table:table-cell table:style-name="odsStyleTableCell-7913607c357e099fd1464311641df767" office:value-type="string">
            <text:p>VND</text:p>
          </table:table-cell>
          <table:table-cell table:style-name="odsStyleTableCell-7c55bc9bd53fe583ec86086187fa534c" office:value-type="string">
            <text:p>0.00027</text:p>
          </table:table-cell>
          <table:table-cell table:style-name="odsStyleTableCell-7c55bc9bd53fe583ec86086187fa534c" office:value-type="string">
            <text:p>24,953.80000</text:p>
          </table:table-cell>
        </table:table-row>
        <table:table-row table:style-name="ro1">
          <table:table-cell table:style-name="odsStyleTableCell-7913607c357e099fd1464311641df767" office:value-type="string">
            <text:p/>
          </table:table-cell>
          <table:table-cell table:style-name="odsStyleTableCell-7913607c357e099fd1464311641df767" office:value-type="string">
            <text:p>DERECHO ESPECIAL DE GIRO</text:p>
          </table:table-cell>
          <table:table-cell table:style-name="odsStyleTableCell-7913607c357e099fd1464311641df767" office:value-type="string">
            <text:p>USD/D.E.G.</text:p>
          </table:table-cell>
          <table:table-cell table:style-name="odsStyleTableCell-7c55bc9bd53fe583ec86086187fa534c" office:value-type="string">
            <text:p/>
          </table:table-cell>
          <table:table-cell table:style-name="odsStyleTableCell-7c55bc9bd53fe583ec86086187fa534c" office:value-type="string">
            <text:p>1.32737</text:p>
          </table:table-cell>
        </table:table-row>
        <table:table-row table:style-name="ro1">
          <table:table-cell table:style-name="odsStyleTableCell-7913607c357e099fd1464311641df767" office:value-type="string">
            <text:p/>
          </table:table-cell>
          <table:table-cell table:style-name="odsStyleTableCell-7913607c357e099fd1464311641df767" office:value-type="string">
            <text:p>UNIDAD DE FOMENTO DE VIVIENDA</text:p>
          </table:table-cell>
          <table:table-cell table:style-name="odsStyleTableCell-7913607c357e099fd1464311641df767" office:value-type="string">
            <text:p>Bs/UFV</text:p>
          </table:table-cell>
          <table:table-cell table:style-name="odsStyleTableCell-7c55bc9bd53fe583ec86086187fa534c" office:value-type="string">
            <text:p/>
          </table:table-cell>
          <table:table-cell table:style-name="odsStyleTableCell-7c55bc9bd53fe583ec86086187fa534c" office:value-type="string">
            <text:p>2.48892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424ef486203efd04a7141ef72f9ff104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5198f62bb911194902e557dba8f203e5" office:value-type="string">
            <text:p> </text:p>
          </table:table-cell>
          <table:table-cell table:style-name="odsStyleTableCell-5198f62bb911194902e557dba8f203e5" office:value-type="string">
            <text:p>UNIDAD MONETARIA</text:p>
          </table:table-cell>
          <table:table-cell table:style-name="odsStyleTableCell-5198f62bb911194902e557dba8f203e5" office:value-type="string">
            <text:p>MONEDA</text:p>
          </table:table-cell>
          <table:table-cell table:style-name="odsStyleTableCell-5198f62bb911194902e557dba8f203e5" office:value-type="string">
            <text:p>TIPO DE CAMBIO EN M.E.</text:p>
          </table:table-cell>
        </table:table-row>
        <table:table-row table:style-name="ro1">
          <table:table-cell table:style-name="odsStyleTableCell-7913607c357e099fd1464311641df767" office:value-type="string">
            <text:p>ORO</text:p>
          </table:table-cell>
          <table:table-cell table:style-name="odsStyleTableCell-7913607c357e099fd1464311641df767" office:value-type="string">
            <text:p>ONZA TROY ORO</text:p>
          </table:table-cell>
          <table:table-cell table:style-name="odsStyleTableCell-7913607c357e099fd1464311641df767" office:value-type="string">
            <text:p>USD./O.T.F.</text:p>
          </table:table-cell>
          <table:table-cell table:style-name="odsStyleTableCell-7c55bc9bd53fe583ec86086187fa534c" office:value-type="string">
            <text:p>2,352.78000</text:p>
          </table:table-cell>
        </table:table-row>
        <table:table-row table:style-name="ro1">
          <table:table-cell table:style-name="odsStyleTableCell-7913607c357e099fd1464311641df767" office:value-type="string">
            <text:p>PLATA</text:p>
          </table:table-cell>
          <table:table-cell table:style-name="odsStyleTableCell-7913607c357e099fd1464311641df767" office:value-type="string">
            <text:p>ONZA TROY PLATA</text:p>
          </table:table-cell>
          <table:table-cell table:style-name="odsStyleTableCell-7913607c357e099fd1464311641df767" office:value-type="string">
            <text:p>USD./O.T.F.</text:p>
          </table:table-cell>
          <table:table-cell table:style-name="odsStyleTableCell-7c55bc9bd53fe583ec86086187fa534c" office:value-type="string">
            <text:p>28.1520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424ef486203efd04a7141ef72f9ff104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5198f62bb911194902e557dba8f203e5" office:value-type="string">
            <text:p> </text:p>
          </table:table-cell>
          <table:table-cell table:style-name="odsStyleTableCell-5198f62bb911194902e557dba8f203e5" office:value-type="string">
            <text:p>1 MES</text:p>
          </table:table-cell>
          <table:table-cell table:style-name="odsStyleTableCell-5198f62bb911194902e557dba8f203e5" office:value-type="string">
            <text:p>3 MESES</text:p>
          </table:table-cell>
          <table:table-cell table:style-name="odsStyleTableCell-5198f62bb911194902e557dba8f203e5" office:value-type="string">
            <text:p>6 MESES</text:p>
          </table:table-cell>
        </table:table-row>
        <table:table-row table:style-name="ro1">
          <table:table-cell table:style-name="odsStyleTableCell-a9c35765f82bbc3326d8ba4f270b4ac3" office:value-type="string">
            <text:p>TASA LIBOR(USD)</text:p>
          </table:table-cell>
          <table:table-cell table:style-name="odsStyleTableCell-7c55bc9bd53fe583ec86086187fa534c" office:value-type="string">
            <text:p>5.44</text:p>
          </table:table-cell>
          <table:table-cell table:style-name="odsStyleTableCell-7c55bc9bd53fe583ec86086187fa534c" office:value-type="string">
            <text:p>5.57</text:p>
          </table:table-cell>
          <table:table-cell table:style-name="odsStyleTableCell-7c55bc9bd53fe583ec86086187fa534c" office:value-type="string">
            <text:p>5.68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7913607c357e099fd1464311641df767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8T20:18:33</meta:creation-date>
    <meta:generator>ods générator</meta:generator>
    <dc:date>2024-10-18T20:18:33</dc:date>
    <meta:editing-duration>PT1S</meta:editing-duration>
    <meta:editing-cycles>1</meta:editing-cycles>
    <meta:document-statistic meta:table-count="1" meta:cell-count="4" meta:object-count="0"/>
  </office:meta>
</office:document-meta>
</file>